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T1" style:family="text">
      <style:text-properties fo:font-weight="bold"/>
    </style:style>
    <style:style style:name="T2" style:family="text">
      <style:text-properties style:font-name="Courier 10 Pitc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esting</text:p>
            <text:p>HANDS 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ing the change-making subroutine you wrote yesterday, write unit tests to test it with various denominations and various target amounts.</text:p>
              </text:list-item>
              <text:list-item>
                <text:p>Test what happens if one of the denominations is zero.</text:p>
              </text:list-item>
              <text:list-item>
                <text:p>Test what happens if one of the denominations is floating point.</text:p>
              </text:list-item>
              <text:list-item>
                <text:p>What <text:span text:style-name="T1">should</text:span> happen in those cases?</text:p>
                <text:list>
                  <text:list-item>
                    <text:p>My suggestion for a 'zero' denomination would be to skip it and issue a warning.</text:p>
                  </text:list-item>
                  <text:list-item>
                    <text:p>My suggestion for a floating point denomination would be to die with a descriptive error message stating the function isn't designed for floating point math.</text:p>
                  </text:list-item>
                </text:list>
              </text:list-item>
              <text:list-item>
                <text:p>Write tests that capture the exceptions (if any) and handle them gracefully. <text:s/>(eval { … }).</text:p>
              </text:list-item>
              <text:list-item>
                <text:p>Test warnings with Test::Warnings (CPAN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vert your Pandigitality tester to a stand-alone module.</text:p>
              </text:list-item>
              <text:list-item>
                <text:p>Write unit tests to verify it loads, to verify it supplies the proper methods, and to verify the output of each method.</text:p>
              </text:list-item>
              <text:list-item>
                <text:p>Test “is_pandigital” with a variety of test cases.</text:p>
              </text:list-item>
              <text:list-item>
                <text:p>Test what happens if constructed with non-numerals in the base?</text:p>
              </text:list-item>
              <text:list-item>
                <text:p>Test what happens if the base is 0.</text:p>
              </text:list-item>
              <text:list-item>
                <text:p>What should happen?</text:p>
              </text:list-item>
              <text:list-item>
                <text:p>Tests should prove the (good) behavior of these edge cas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D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ement your Morse Code generator (text to morse) as a subroutine.</text:p>
              </text:list-item>
              <text:list-item>
                <text:p>Test its output with a variety of strings.</text:p>
              </text:list-item>
              <text:list-item>
                <text:p>Test how it behaves for empty strings (it ought to return an empty string).</text:p>
              </text:list-item>
              <text:list-item>
                <text:p>Test how it behaves for out-of-band input.</text:p>
                <text:list>
                  <text:list-item>
                    <text:p>It probably ought to issue a warning and proceed gracefully.</text:p>
                  </text:list-item>
                </text:list>
              </text:list-item>
              <text:list-item>
                <text:p>The module Test::Warnings should be usefu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est::More</text:span> is a TAP producer.</text:p>
              </text:list-item>
              <text:list-item>
                <text:p><text:span text:style-name="T2">prove</text:span> is a TAP consumer.</text:p>
              </text:list-item>
              <text:list-item>
                <text:p>Test edge cases.</text:p>
              </text:list-item>
              <text:list-item>
                <text:p>Test invalid inputs.</text:p>
              </text:list-item>
              <text:list-item>
                <text:p>Test contextual propagation.</text:p>
              </text:list-item>
              <text:list-item>
                <text:p>Test out-of-band inputs.</text:p>
              </text:list-item>
              <text:list-item>
                <text:p>Include failing tests in bug repor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9T15:26:22.156942146</meta:creation-date>
    <meta:generator>LibreOffice/4.2.4.2$Linux_X86_64 LibreOffice_project/420m0$Build-2</meta:generator>
    <dc:date>2014-07-10T23:02:54.520081196</dc:date>
    <meta:editing-duration>PT1M48S</meta:editing-duration>
    <meta:editing-cycles>4</meta:editing-cycles>
    <meta:document-statistic meta:object-count="40"/>
  </office:meta>
</office:document-meta>
</file>